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office:value-type="float" office:value="27.049" calcext:value-type="float">
            <text:p>27,049</text:p>
          </table:table-cell>
          <table:table-cell office:value-type="float" office:value="33.607" calcext:value-type="float">
            <text:p>33,607</text:p>
          </table:table-cell>
          <table:table-cell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1.967" calcext:value-type="float">
            <text:p>31,967</text:p>
          </table:table-cell>
          <table:table-cell office:value-type="float" office:value="27.049" calcext:value-type="float">
            <text:p>27,04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2:.Y2])" office:value-type="float" office:value="27.6639583333333" calcext:value-type="float">
            <text:p>27,6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office:value-type="float" office:value="27.049" calcext:value-type="float">
            <text:p>27,049</text:p>
          </table:table-cell>
          <table:table-cell office:value-type="float" office:value="33.607" calcext:value-type="float">
            <text:p>33,607</text:p>
          </table:table-cell>
          <table:table-cell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1.967" calcext:value-type="float">
            <text:p>31,967</text:p>
          </table:table-cell>
          <table:table-cell office:value-type="float" office:value="27.049" calcext:value-type="float">
            <text:p>27,04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3:.Y3])" office:value-type="float" office:value="27.6639583333333" calcext:value-type="float">
            <text:p>27,6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office:value-type="float" office:value="27.049" calcext:value-type="float">
            <text:p>27,049</text:p>
          </table:table-cell>
          <table:table-cell office:value-type="float" office:value="33.607" calcext:value-type="float">
            <text:p>33,607</text:p>
          </table:table-cell>
          <table:table-cell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1.967" calcext:value-type="float">
            <text:p>31,967</text:p>
          </table:table-cell>
          <table:table-cell office:value-type="float" office:value="27.049" calcext:value-type="float">
            <text:p>27,04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4:.Y4])" office:value-type="float" office:value="27.6639583333333" calcext:value-type="float">
            <text:p>27,6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office:value-type="float" office:value="27.049" calcext:value-type="float">
            <text:p>27,049</text:p>
          </table:table-cell>
          <table:table-cell office:value-type="float" office:value="33.607" calcext:value-type="float">
            <text:p>33,607</text:p>
          </table:table-cell>
          <table:table-cell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1.967" calcext:value-type="float">
            <text:p>31,967</text:p>
          </table:table-cell>
          <table:table-cell office:value-type="float" office:value="27.049" calcext:value-type="float">
            <text:p>27,04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5:.Y5])" office:value-type="float" office:value="27.6639583333333" calcext:value-type="float">
            <text:p>27,6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office:value-type="float" office:value="27.049" calcext:value-type="float">
            <text:p>27,049</text:p>
          </table:table-cell>
          <table:table-cell office:value-type="float" office:value="33.607" calcext:value-type="float">
            <text:p>33,607</text:p>
          </table:table-cell>
          <table:table-cell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1.967" calcext:value-type="float">
            <text:p>31,967</text:p>
          </table:table-cell>
          <table:table-cell office:value-type="float" office:value="27.049" calcext:value-type="float">
            <text:p>27,04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6:.Y6])" office:value-type="float" office:value="27.6639583333333" calcext:value-type="float">
            <text:p>27,6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office:value-type="float" office:value="27.049" calcext:value-type="float">
            <text:p>27,049</text:p>
          </table:table-cell>
          <table:table-cell office:value-type="float" office:value="33.607" calcext:value-type="float">
            <text:p>33,607</text:p>
          </table:table-cell>
          <table:table-cell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1.967" calcext:value-type="float">
            <text:p>31,967</text:p>
          </table:table-cell>
          <table:table-cell office:value-type="float" office:value="27.049" calcext:value-type="float">
            <text:p>27,04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7:.Y7])" office:value-type="float" office:value="27.6639583333333" calcext:value-type="float">
            <text:p>27,6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office:value-type="float" office:value="27.049" calcext:value-type="float">
            <text:p>27,049</text:p>
          </table:table-cell>
          <table:table-cell office:value-type="float" office:value="33.607" calcext:value-type="float">
            <text:p>33,607</text:p>
          </table:table-cell>
          <table:table-cell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8:.Y8])" office:value-type="float" office:value="27.7322916666667" calcext:value-type="float">
            <text:p>27,73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3.77" calcext:value-type="float">
            <text:p>23,77</text:p>
          </table:table-cell>
          <table:table-cell office:value-type="float" office:value="27.049" calcext:value-type="float">
            <text:p>27,049</text:p>
          </table:table-cell>
          <table:table-cell office:value-type="float" office:value="33.607" calcext:value-type="float">
            <text:p>33,607</text:p>
          </table:table-cell>
          <table:table-cell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9:.Y9])" office:value-type="float" office:value="27.698125" calcext:value-type="float">
            <text:p>27,69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10:.Y10])" office:value-type="float" office:value="27.5615833333333" calcext:value-type="float">
            <text:p>27,56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11:.Y11])" office:value-type="float" office:value="27.5615833333333" calcext:value-type="float">
            <text:p>27,56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12:.Y12])" office:value-type="float" office:value="27.5615833333333" calcext:value-type="float">
            <text:p>27,56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7.049" calcext:value-type="float">
            <text:p>27,04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13:.Y13])" office:value-type="float" office:value="27.7322916666667" calcext:value-type="float">
            <text:p>27,73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14:.Y14])" office:value-type="float" office:value="27.800625" calcext:value-type="float">
            <text:p>27,8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15:.Y15])" office:value-type="float" office:value="27.800625" calcext:value-type="float">
            <text:p>27,8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16:.Y16])" office:value-type="float" office:value="27.800625" calcext:value-type="float">
            <text:p>27,8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number-columns-repeated="2" office:value-type="float" office:value="31.148" calcext:value-type="float">
            <text:p>31,14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5.41" calcext:value-type="float">
            <text:p>25,4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17:.Y17])" office:value-type="float" office:value="27.800625" calcext:value-type="float">
            <text:p>27,8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office:value-type="float" office:value="31.148" calcext:value-type="float">
            <text:p>31,14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office:value-type="float" office:value="26.23" calcext:value-type="float">
            <text:p>26,23</text:p>
          </table:table-cell>
          <table:table-cell office:value-type="float" office:value="24.59" calcext:value-type="float">
            <text:p>24,59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18:.Y18])" office:value-type="float" office:value="27.629875" calcext:value-type="float">
            <text:p>27,63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office:value-type="float" office:value="31.148" calcext:value-type="float">
            <text:p>31,14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office:value-type="float" office:value="26.23" calcext:value-type="float">
            <text:p>26,23</text:p>
          </table:table-cell>
          <table:table-cell office:value-type="float" office:value="24.59" calcext:value-type="float">
            <text:p>24,59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19:.Y19])" office:value-type="float" office:value="27.5615833333333" calcext:value-type="float">
            <text:p>27,56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office:value-type="float" office:value="31.148" calcext:value-type="float">
            <text:p>31,14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office:value-type="float" office:value="26.23" calcext:value-type="float">
            <text:p>26,23</text:p>
          </table:table-cell>
          <table:table-cell office:value-type="float" office:value="24.59" calcext:value-type="float">
            <text:p>24,59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20:.Y20])" office:value-type="float" office:value="27.629875" calcext:value-type="float">
            <text:p>27,63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office:value-type="float" office:value="31.148" calcext:value-type="float">
            <text:p>31,14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office:value-type="float" office:value="26.23" calcext:value-type="float">
            <text:p>26,23</text:p>
          </table:table-cell>
          <table:table-cell office:value-type="float" office:value="24.59" calcext:value-type="float">
            <text:p>24,59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21:.Y21])" office:value-type="float" office:value="27.629875" calcext:value-type="float">
            <text:p>27,63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office:value-type="float" office:value="31.148" calcext:value-type="float">
            <text:p>31,14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office:value-type="float" office:value="26.23" calcext:value-type="float">
            <text:p>26,23</text:p>
          </table:table-cell>
          <table:table-cell office:value-type="float" office:value="24.59" calcext:value-type="float">
            <text:p>24,59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22:.Y22])" office:value-type="float" office:value="27.664" calcext:value-type="float">
            <text:p>27,6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office:value-type="float" office:value="31.148" calcext:value-type="float">
            <text:p>31,14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office:value-type="float" office:value="26.23" calcext:value-type="float">
            <text:p>26,23</text:p>
          </table:table-cell>
          <table:table-cell office:value-type="float" office:value="24.59" calcext:value-type="float">
            <text:p>24,59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22.951" calcext:value-type="float">
            <text:p>22,951</text:p>
          </table:table-cell>
          <table:table-cell office:value-type="float" office:value="26.23" calcext:value-type="float">
            <text:p>26,23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27.869" calcext:value-type="float">
            <text:p>27,869</text:p>
          </table:table-cell>
          <table:table-cell table:number-columns-repeated="3" office:value-type="float" office:value="24.59" calcext:value-type="float">
            <text:p>24,59</text:p>
          </table:table-cell>
          <table:table-cell office:value-type="float" office:value="23.77" calcext:value-type="float">
            <text:p>23,77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23:.Y23])" office:value-type="float" office:value="27.664" calcext:value-type="float">
            <text:p>27,6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number-columns-repeated="2" office:value-type="float" office:value="30.328" calcext:value-type="float">
            <text:p>30,328</text:p>
          </table:table-cell>
          <table:table-cell table:number-columns-repeated="2"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34.426" calcext:value-type="float">
            <text:p>34,426</text:p>
          </table:table-cell>
          <table:table-cell office:value-type="float" office:value="36.066" calcext:value-type="float">
            <text:p>36,066</text:p>
          </table:table-cell>
          <table:table-cell office:value-type="float" office:value="37.705" calcext:value-type="float">
            <text:p>37,70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1.148" calcext:value-type="float">
            <text:p>31,148</text:p>
          </table:table-cell>
          <table:table-cell table:number-columns-repeated="3" office:value-type="float" office:value="27.869" calcext:value-type="float">
            <text:p>27,869</text:p>
          </table:table-cell>
          <table:table-cell office:value-type="float" office:value="27.049" calcext:value-type="float">
            <text:p>27,049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24:.Y24])" office:value-type="float" office:value="29.405875" calcext:value-type="float">
            <text:p>29,40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31.148" calcext:value-type="float">
            <text:p>31,14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34.426" calcext:value-type="float">
            <text:p>34,426</text:p>
          </table:table-cell>
          <table:table-cell office:value-type="float" office:value="36.066" calcext:value-type="float">
            <text:p>36,066</text:p>
          </table:table-cell>
          <table:table-cell office:value-type="float" office:value="37.705" calcext:value-type="float">
            <text:p>37,70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1.148" calcext:value-type="float">
            <text:p>31,148</text:p>
          </table:table-cell>
          <table:table-cell table:number-columns-repeated="3" office:value-type="float" office:value="27.869" calcext:value-type="float">
            <text:p>27,869</text:p>
          </table:table-cell>
          <table:table-cell office:value-type="float" office:value="27.049" calcext:value-type="float">
            <text:p>27,049</text:p>
          </table:table-cell>
          <table:table-cell table:number-columns-repeated="2" office:value-type="float" office:value="24.59" calcext:value-type="float">
            <text:p>24,59</text:p>
          </table:table-cell>
          <table:table-cell table:style-name="ce15" table:formula="of:=AVERAGE([.B25:.Y25])" office:value-type="float" office:value="29.4400416666667" calcext:value-type="float">
            <text:p>29,44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30.328" calcext:value-type="float">
            <text:p>30,328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3" office:value-type="float" office:value="27.869" calcext:value-type="float">
            <text:p>27,869</text:p>
          </table:table-cell>
          <table:table-cell table:number-columns-repeated="2" office:value-type="float" office:value="29.508" calcext:value-type="float">
            <text:p>29,50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35.246" calcext:value-type="float">
            <text:p>35,246</text:p>
          </table:table-cell>
          <table:table-cell office:value-type="float" office:value="36.066" calcext:value-type="float">
            <text:p>36,066</text:p>
          </table:table-cell>
          <table:table-cell office:value-type="float" office:value="37.705" calcext:value-type="float">
            <text:p>37,70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1.148" calcext:value-type="float">
            <text:p>31,148</text:p>
          </table:table-cell>
          <table:table-cell table:number-columns-repeated="3"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table:number-columns-repeated="2" office:value-type="float" office:value="25.41" calcext:value-type="float">
            <text:p>25,41</text:p>
          </table:table-cell>
          <table:table-cell table:style-name="ce15" table:formula="of:=AVERAGE([.B26:.Y26])" office:value-type="float" office:value="29.610875" calcext:value-type="float">
            <text:p>29,61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31.148" calcext:value-type="float">
            <text:p>31,148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3" office:value-type="float" office:value="27.869" calcext:value-type="float">
            <text:p>27,869</text:p>
          </table:table-cell>
          <table:table-cell table:number-columns-repeated="2" office:value-type="float" office:value="29.508" calcext:value-type="float">
            <text:p>29,50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35.246" calcext:value-type="float">
            <text:p>35,246</text:p>
          </table:table-cell>
          <table:table-cell office:value-type="float" office:value="36.066" calcext:value-type="float">
            <text:p>36,066</text:p>
          </table:table-cell>
          <table:table-cell office:value-type="float" office:value="37.705" calcext:value-type="float">
            <text:p>37,70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1.148" calcext:value-type="float">
            <text:p>31,148</text:p>
          </table:table-cell>
          <table:table-cell table:number-columns-repeated="3"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table:number-columns-repeated="2" office:value-type="float" office:value="25.41" calcext:value-type="float">
            <text:p>25,41</text:p>
          </table:table-cell>
          <table:table-cell table:style-name="ce15" table:formula="of:=AVERAGE([.B27:.Y27])" office:value-type="float" office:value="29.6450416666667" calcext:value-type="float">
            <text:p>29,6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31.967" calcext:value-type="float">
            <text:p>31,967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3" office:value-type="float" office:value="27.869" calcext:value-type="float">
            <text:p>27,86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35.246" calcext:value-type="float">
            <text:p>35,246</text:p>
          </table:table-cell>
          <table:table-cell office:value-type="float" office:value="36.066" calcext:value-type="float">
            <text:p>36,066</text:p>
          </table:table-cell>
          <table:table-cell office:value-type="float" office:value="37.705" calcext:value-type="float">
            <text:p>37,70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1.148" calcext:value-type="float">
            <text:p>31,148</text:p>
          </table:table-cell>
          <table:table-cell table:number-columns-repeated="3"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table:number-columns-repeated="2" office:value-type="float" office:value="25.41" calcext:value-type="float">
            <text:p>25,41</text:p>
          </table:table-cell>
          <table:table-cell table:style-name="ce15" table:formula="of:=AVERAGE([.B28:.Y28])" office:value-type="float" office:value="29.7133333333333" calcext:value-type="float">
            <text:p>29,71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31.967" calcext:value-type="float">
            <text:p>31,967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3" office:value-type="float" office:value="27.869" calcext:value-type="float">
            <text:p>27,86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35.246" calcext:value-type="float">
            <text:p>35,246</text:p>
          </table:table-cell>
          <table:table-cell office:value-type="float" office:value="36.066" calcext:value-type="float">
            <text:p>36,066</text:p>
          </table:table-cell>
          <table:table-cell office:value-type="float" office:value="37.705" calcext:value-type="float">
            <text:p>37,70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1.148" calcext:value-type="float">
            <text:p>31,148</text:p>
          </table:table-cell>
          <table:table-cell table:number-columns-repeated="3"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table:number-columns-repeated="2" office:value-type="float" office:value="25.41" calcext:value-type="float">
            <text:p>25,41</text:p>
          </table:table-cell>
          <table:table-cell table:style-name="ce15" table:formula="of:=AVERAGE([.B29:.Y29])" office:value-type="float" office:value="29.7133333333333" calcext:value-type="float">
            <text:p>29,71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31.967" calcext:value-type="float">
            <text:p>31,967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3" office:value-type="float" office:value="27.869" calcext:value-type="float">
            <text:p>27,86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35.246" calcext:value-type="float">
            <text:p>35,246</text:p>
          </table:table-cell>
          <table:table-cell office:value-type="float" office:value="36.066" calcext:value-type="float">
            <text:p>36,066</text:p>
          </table:table-cell>
          <table:table-cell office:value-type="float" office:value="37.705" calcext:value-type="float">
            <text:p>37,70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1.148" calcext:value-type="float">
            <text:p>31,148</text:p>
          </table:table-cell>
          <table:table-cell table:number-columns-repeated="3"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table:number-columns-repeated="2" office:value-type="float" office:value="25.41" calcext:value-type="float">
            <text:p>25,41</text:p>
          </table:table-cell>
          <table:table-cell table:style-name="ce15" table:formula="of:=AVERAGE([.B30:.Y30])" office:value-type="float" office:value="29.7133333333333" calcext:value-type="float">
            <text:p>29,71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31.967" calcext:value-type="float">
            <text:p>31,967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3" office:value-type="float" office:value="27.869" calcext:value-type="float">
            <text:p>27,86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35.246" calcext:value-type="float">
            <text:p>35,246</text:p>
          </table:table-cell>
          <table:table-cell office:value-type="float" office:value="36.066" calcext:value-type="float">
            <text:p>36,066</text:p>
          </table:table-cell>
          <table:table-cell office:value-type="float" office:value="37.705" calcext:value-type="float">
            <text:p>37,70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1.148" calcext:value-type="float">
            <text:p>31,148</text:p>
          </table:table-cell>
          <table:table-cell table:number-columns-repeated="3"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table:number-columns-repeated="2" office:value-type="float" office:value="25.41" calcext:value-type="float">
            <text:p>25,41</text:p>
          </table:table-cell>
          <table:table-cell table:style-name="ce15" table:formula="of:=AVERAGE([.B31:.Y31])" office:value-type="float" office:value="29.7133333333333" calcext:value-type="float">
            <text:p>29,71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office:value-type="float" office:value="32.787" calcext:value-type="float">
            <text:p>32,787</text:p>
          </table:table-cell>
          <table:table-cell office:value-type="float" office:value="31.148" calcext:value-type="float">
            <text:p>31,14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3" office:value-type="float" office:value="27.869" calcext:value-type="float">
            <text:p>27,86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35.246" calcext:value-type="float">
            <text:p>35,246</text:p>
          </table:table-cell>
          <table:table-cell office:value-type="float" office:value="36.066" calcext:value-type="float">
            <text:p>36,066</text:p>
          </table:table-cell>
          <table:table-cell office:value-type="float" office:value="37.705" calcext:value-type="float">
            <text:p>37,70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1.148" calcext:value-type="float">
            <text:p>31,148</text:p>
          </table:table-cell>
          <table:table-cell table:number-columns-repeated="3" office:value-type="float" office:value="28.689" calcext:value-type="float">
            <text:p>28,689</text:p>
          </table:table-cell>
          <table:table-cell office:value-type="float" office:value="27.869" calcext:value-type="float">
            <text:p>27,869</text:p>
          </table:table-cell>
          <table:table-cell table:number-columns-repeated="2" office:value-type="float" office:value="25.41" calcext:value-type="float">
            <text:p>25,41</text:p>
          </table:table-cell>
          <table:table-cell table:style-name="ce15" table:formula="of:=AVERAGE([.B32:.Y32])" office:value-type="float" office:value="29.8158333333333" calcext:value-type="float">
            <text:p>29,81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31.967" calcext:value-type="float">
            <text:p>31,967</text:p>
          </table:table-cell>
          <table:table-cell office:value-type="float" office:value="31.148" calcext:value-type="float">
            <text:p>31,14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3" office:value-type="float" office:value="27.869" calcext:value-type="float">
            <text:p>27,869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35.246" calcext:value-type="float">
            <text:p>35,246</text:p>
          </table:table-cell>
          <table:table-cell office:value-type="float" office:value="36.066" calcext:value-type="float">
            <text:p>36,066</text:p>
          </table:table-cell>
          <table:table-cell office:value-type="float" office:value="37.705" calcext:value-type="float">
            <text:p>37,705</text:p>
          </table:table-cell>
          <table:table-cell office:value-type="float" office:value="36.885" calcext:value-type="float">
            <text:p>36,885</text:p>
          </table:table-cell>
          <table:table-cell office:value-type="float" office:value="31.967" calcext:value-type="float">
            <text:p>31,967</text:p>
          </table:table-cell>
          <table:table-cell table:number-columns-repeated="3" office:value-type="float" office:value="30.328" calcext:value-type="float">
            <text:p>30,328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7.049" calcext:value-type="float">
            <text:p>27,049</text:p>
          </table:table-cell>
          <table:table-cell table:style-name="ce15" table:formula="of:=AVERAGE([.B33:.Y33])" office:value-type="float" office:value="30.2596666666667" calcext:value-type="float">
            <text:p>30,26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office:value-type="float" office:value="32.787" calcext:value-type="float">
            <text:p>32,787</text:p>
          </table:table-cell>
          <table:table-cell office:value-type="float" office:value="31.148" calcext:value-type="float">
            <text:p>31,14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3" office:value-type="float" office:value="27.049" calcext:value-type="float">
            <text:p>27,049</text:p>
          </table:table-cell>
          <table:table-cell office:value-type="float" office:value="28.689" calcext:value-type="float">
            <text:p>28,689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7.869" calcext:value-type="float">
            <text:p>27,869</text:p>
          </table:table-cell>
          <table:table-cell office:value-type="float" office:value="35.246" calcext:value-type="float">
            <text:p>35,246</text:p>
          </table:table-cell>
          <table:table-cell office:value-type="float" office:value="36.066" calcext:value-type="float">
            <text:p>36,066</text:p>
          </table:table-cell>
          <table:table-cell office:value-type="float" office:value="37.705" calcext:value-type="float">
            <text:p>37,705</text:p>
          </table:table-cell>
          <table:table-cell office:value-type="float" office:value="36.885" calcext:value-type="float">
            <text:p>36,885</text:p>
          </table:table-cell>
          <table:table-cell office:value-type="float" office:value="31.967" calcext:value-type="float">
            <text:p>31,967</text:p>
          </table:table-cell>
          <table:table-cell table:number-columns-repeated="3" office:value-type="float" office:value="30.328" calcext:value-type="float">
            <text:p>30,328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7.049" calcext:value-type="float">
            <text:p>27,049</text:p>
          </table:table-cell>
          <table:table-cell table:style-name="ce15" table:formula="of:=AVERAGE([.B34:.Y34])" office:value-type="float" office:value="30.1572083333333" calcext:value-type="float">
            <text:p>30,15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office:value-type="float" office:value="32.787" calcext:value-type="float">
            <text:p>32,787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3" office:value-type="float" office:value="27.049" calcext:value-type="float">
            <text:p>27,049</text:p>
          </table:table-cell>
          <table:table-cell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7.049" calcext:value-type="float">
            <text:p>27,049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36.066" calcext:value-type="float">
            <text:p>36,066</text:p>
          </table:table-cell>
          <table:table-cell office:value-type="float" office:value="35.246" calcext:value-type="float">
            <text:p>35,246</text:p>
          </table:table-cell>
          <table:table-cell office:value-type="float" office:value="34.426" calcext:value-type="float">
            <text:p>34,426</text:p>
          </table:table-cell>
          <table:table-cell office:value-type="float" office:value="33.607" calcext:value-type="float">
            <text:p>33,607</text:p>
          </table:table-cell>
          <table:table-cell table:number-columns-repeated="3" office:value-type="float" office:value="31.967" calcext:value-type="float">
            <text:p>31,967</text:p>
          </table:table-cell>
          <table:table-cell office:value-type="float" office:value="31.148" calcext:value-type="float">
            <text:p>31,148</text:p>
          </table:table-cell>
          <table:table-cell table:number-columns-repeated="2" office:value-type="float" office:value="28.689" calcext:value-type="float">
            <text:p>28,689</text:p>
          </table:table-cell>
          <table:table-cell table:style-name="ce15" table:formula="of:=AVERAGE([.B35:.Y35])" office:value-type="float" office:value="30.532875" calcext:value-type="float">
            <text:p>30,53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office:value-type="float" office:value="32.787" calcext:value-type="float">
            <text:p>32,787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8.689" calcext:value-type="float">
            <text:p>28,689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8.689" calcext:value-type="float">
            <text:p>28,689</text:p>
          </table:table-cell>
          <table:table-cell table:number-columns-repeated="2" office:value-type="float" office:value="35.246" calcext:value-type="float">
            <text:p>35,246</text:p>
          </table:table-cell>
          <table:table-cell office:value-type="float" office:value="34.426" calcext:value-type="float">
            <text:p>34,426</text:p>
          </table:table-cell>
          <table:table-cell office:value-type="float" office:value="33.607" calcext:value-type="float">
            <text:p>33,607</text:p>
          </table:table-cell>
          <table:table-cell office:value-type="float" office:value="32.787" calcext:value-type="float">
            <text:p>32,787</text:p>
          </table:table-cell>
          <table:table-cell table:number-columns-repeated="4" office:value-type="float" office:value="31.148" calcext:value-type="float">
            <text:p>31,148</text:p>
          </table:table-cell>
          <table:table-cell table:number-columns-repeated="2" office:value-type="float" office:value="28.689" calcext:value-type="float">
            <text:p>28,689</text:p>
          </table:table-cell>
          <table:table-cell table:style-name="ce15" table:formula="of:=AVERAGE([.B36:.Y36])" office:value-type="float" office:value="30.3281666666667" calcext:value-type="float">
            <text:p>30,32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office:value-type="float" office:value="31.967" calcext:value-type="float">
            <text:p>31,967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8.689" calcext:value-type="float">
            <text:p>28,689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8.689" calcext:value-type="float">
            <text:p>28,689</text:p>
          </table:table-cell>
          <table:table-cell table:number-columns-repeated="2" office:value-type="float" office:value="35.246" calcext:value-type="float">
            <text:p>35,246</text:p>
          </table:table-cell>
          <table:table-cell office:value-type="float" office:value="34.426" calcext:value-type="float">
            <text:p>34,426</text:p>
          </table:table-cell>
          <table:table-cell office:value-type="float" office:value="33.607" calcext:value-type="float">
            <text:p>33,607</text:p>
          </table:table-cell>
          <table:table-cell office:value-type="float" office:value="32.787" calcext:value-type="float">
            <text:p>32,787</text:p>
          </table:table-cell>
          <table:table-cell table:number-columns-repeated="4" office:value-type="float" office:value="31.148" calcext:value-type="float">
            <text:p>31,148</text:p>
          </table:table-cell>
          <table:table-cell table:number-columns-repeated="2" office:value-type="float" office:value="28.689" calcext:value-type="float">
            <text:p>28,689</text:p>
          </table:table-cell>
          <table:table-cell table:style-name="ce15" table:formula="of:=AVERAGE([.B37:.Y37])" office:value-type="float" office:value="30.2598333333333" calcext:value-type="float">
            <text:p>30,26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office:value-type="float" office:value="31.967" calcext:value-type="float">
            <text:p>31,967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9.508" calcext:value-type="float">
            <text:p>29,508</text:p>
          </table:table-cell>
          <table:table-cell table:number-columns-repeated="2" office:value-type="float" office:value="28.689" calcext:value-type="float">
            <text:p>28,68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8.689" calcext:value-type="float">
            <text:p>28,689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6.23" calcext:value-type="float">
            <text:p>26,23</text:p>
          </table:table-cell>
          <table:table-cell office:value-type="float" office:value="28.689" calcext:value-type="float">
            <text:p>28,689</text:p>
          </table:table-cell>
          <table:table-cell table:number-columns-repeated="2" office:value-type="float" office:value="35.246" calcext:value-type="float">
            <text:p>35,246</text:p>
          </table:table-cell>
          <table:table-cell office:value-type="float" office:value="34.426" calcext:value-type="float">
            <text:p>34,426</text:p>
          </table:table-cell>
          <table:table-cell office:value-type="float" office:value="33.607" calcext:value-type="float">
            <text:p>33,607</text:p>
          </table:table-cell>
          <table:table-cell office:value-type="float" office:value="32.787" calcext:value-type="float">
            <text:p>32,787</text:p>
          </table:table-cell>
          <table:table-cell table:number-columns-repeated="4" office:value-type="float" office:value="31.148" calcext:value-type="float">
            <text:p>31,148</text:p>
          </table:table-cell>
          <table:table-cell table:number-columns-repeated="2" office:value-type="float" office:value="28.689" calcext:value-type="float">
            <text:p>28,689</text:p>
          </table:table-cell>
          <table:table-cell table:style-name="ce15" table:formula="of:=AVERAGE([.B38:.Y38])" office:value-type="float" office:value="30.2598333333333" calcext:value-type="float">
            <text:p>30,26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office:value-type="float" office:value="31.967" calcext:value-type="float">
            <text:p>31,967</text:p>
          </table:table-cell>
          <table:table-cell office:value-type="float" office:value="32.787" calcext:value-type="float">
            <text:p>32,787</text:p>
          </table:table-cell>
          <table:table-cell table:number-columns-repeated="2" office:value-type="float" office:value="31.967" calcext:value-type="float">
            <text:p>31,967</text:p>
          </table:table-cell>
          <table:table-cell office:value-type="float" office:value="32.787" calcext:value-type="float">
            <text:p>32,787</text:p>
          </table:table-cell>
          <table:table-cell table:number-columns-repeated="2" office:value-type="float" office:value="31.967" calcext:value-type="float">
            <text:p>31,967</text:p>
          </table:table-cell>
          <table:table-cell office:value-type="float" office:value="30.328" calcext:value-type="float">
            <text:p>30,328</text:p>
          </table:table-cell>
          <table:table-cell office:value-type="float" office:value="28.689" calcext:value-type="float">
            <text:p>28,689</text:p>
          </table:table-cell>
          <table:table-cell office:value-type="float" office:value="31.148" calcext:value-type="float">
            <text:p>31,148</text:p>
          </table:table-cell>
          <table:table-cell office:value-type="float" office:value="27.869" calcext:value-type="float">
            <text:p>27,869</text:p>
          </table:table-cell>
          <table:table-cell office:value-type="float" office:value="27.049" calcext:value-type="float">
            <text:p>27,049</text:p>
          </table:table-cell>
          <table:table-cell office:value-type="float" office:value="28.689" calcext:value-type="float">
            <text:p>28,689</text:p>
          </table:table-cell>
          <table:table-cell table:number-columns-repeated="2" office:value-type="float" office:value="35.246" calcext:value-type="float">
            <text:p>35,246</text:p>
          </table:table-cell>
          <table:table-cell office:value-type="float" office:value="36.066" calcext:value-type="float">
            <text:p>36,066</text:p>
          </table:table-cell>
          <table:table-cell office:value-type="float" office:value="35.246" calcext:value-type="float">
            <text:p>35,246</text:p>
          </table:table-cell>
          <table:table-cell office:value-type="float" office:value="34.426" calcext:value-type="float">
            <text:p>34,426</text:p>
          </table:table-cell>
          <table:table-cell table:number-columns-repeated="4" office:value-type="float" office:value="32.787" calcext:value-type="float">
            <text:p>32,787</text:p>
          </table:table-cell>
          <table:table-cell table:number-columns-repeated="2" office:value-type="float" office:value="30.328" calcext:value-type="float">
            <text:p>30,328</text:p>
          </table:table-cell>
          <table:table-cell table:style-name="ce15" table:formula="of:=AVERAGE([.B39:.Y39])" office:value-type="float" office:value="31.9672916666667" calcext:value-type="float">
            <text:p>31,96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table:number-columns-repeated="5" office:value-type="float" office:value="31.967" calcext:value-type="float">
            <text:p>31,967</text:p>
          </table:table-cell>
          <table:table-cell office:value-type="float" office:value="30.328" calcext:value-type="float">
            <text:p>30,328</text:p>
          </table:table-cell>
          <table:table-cell office:value-type="float" office:value="28.689" calcext:value-type="float">
            <text:p>28,689</text:p>
          </table:table-cell>
          <table:table-cell office:value-type="float" office:value="31.148" calcext:value-type="float">
            <text:p>31,148</text:p>
          </table:table-cell>
          <table:table-cell office:value-type="float" office:value="27.869" calcext:value-type="float">
            <text:p>27,869</text:p>
          </table:table-cell>
          <table:table-cell office:value-type="float" office:value="27.049" calcext:value-type="float">
            <text:p>27,049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36.885" calcext:value-type="float">
            <text:p>36,88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5.246" calcext:value-type="float">
            <text:p>35,246</text:p>
          </table:table-cell>
          <table:table-cell office:value-type="float" office:value="34.426" calcext:value-type="float">
            <text:p>34,426</text:p>
          </table:table-cell>
          <table:table-cell table:number-columns-repeated="4" office:value-type="float" office:value="32.787" calcext:value-type="float">
            <text:p>32,787</text:p>
          </table:table-cell>
          <table:table-cell table:number-columns-repeated="2" office:value-type="float" office:value="30.328" calcext:value-type="float">
            <text:p>30,328</text:p>
          </table:table-cell>
          <table:table-cell table:style-name="ce15" table:formula="of:=AVERAGE([.B40:.Y40])" office:value-type="float" office:value="32.2404583333333" calcext:value-type="float">
            <text:p>32,24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table:number-columns-repeated="5" office:value-type="float" office:value="31.148" calcext:value-type="float">
            <text:p>31,148</text:p>
          </table:table-cell>
          <table:table-cell table:number-columns-repeated="2"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36.885" calcext:value-type="float">
            <text:p>36,88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5.246" calcext:value-type="float">
            <text:p>35,246</text:p>
          </table:table-cell>
          <table:table-cell office:value-type="float" office:value="34.426" calcext:value-type="float">
            <text:p>34,426</text:p>
          </table:table-cell>
          <table:table-cell table:number-columns-repeated="4" office:value-type="float" office:value="32.787" calcext:value-type="float">
            <text:p>32,787</text:p>
          </table:table-cell>
          <table:table-cell table:number-columns-repeated="2" office:value-type="float" office:value="30.328" calcext:value-type="float">
            <text:p>30,328</text:p>
          </table:table-cell>
          <table:table-cell table:style-name="ce15" table:formula="of:=AVERAGE([.B41:.Y41])" office:value-type="float" office:value="32.206375" calcext:value-type="float">
            <text:p>32,20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office:value-type="float" office:value="34.426" calcext:value-type="float">
            <text:p>34,426</text:p>
          </table:table-cell>
          <table:table-cell office:value-type="float" office:value="32.787" calcext:value-type="float">
            <text:p>32,787</text:p>
          </table:table-cell>
          <table:table-cell office:value-type="float" office:value="31.967" calcext:value-type="float">
            <text:p>31,967</text:p>
          </table:table-cell>
          <table:table-cell table:number-columns-repeated="4" office:value-type="float" office:value="31.148" calcext:value-type="float">
            <text:p>31,148</text:p>
          </table:table-cell>
          <table:table-cell table:number-columns-repeated="2"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36.885" calcext:value-type="float">
            <text:p>36,88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5.246" calcext:value-type="float">
            <text:p>35,246</text:p>
          </table:table-cell>
          <table:table-cell office:value-type="float" office:value="34.426" calcext:value-type="float">
            <text:p>34,426</text:p>
          </table:table-cell>
          <table:table-cell table:number-columns-repeated="4" office:value-type="float" office:value="32.787" calcext:value-type="float">
            <text:p>32,787</text:p>
          </table:table-cell>
          <table:table-cell table:number-columns-repeated="2" office:value-type="float" office:value="30.328" calcext:value-type="float">
            <text:p>30,328</text:p>
          </table:table-cell>
          <table:table-cell table:style-name="ce15" table:formula="of:=AVERAGE([.B42:.Y42])" office:value-type="float" office:value="32.2405" calcext:value-type="float">
            <text:p>32,24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office:value-type="float" office:value="33.607" calcext:value-type="float">
            <text:p>33,607</text:p>
          </table:table-cell>
          <table:table-cell table:number-columns-repeated="2" office:value-type="float" office:value="32.787" calcext:value-type="float">
            <text:p>32,787</text:p>
          </table:table-cell>
          <table:table-cell table:number-columns-repeated="2" office:value-type="float" office:value="31.148" calcext:value-type="float">
            <text:p>31,148</text:p>
          </table:table-cell>
          <table:table-cell table:number-columns-repeated="2" office:value-type="float" office:value="31.967" calcext:value-type="float">
            <text:p>31,967</text:p>
          </table:table-cell>
          <table:table-cell table:number-columns-repeated="2" office:value-type="float" office:value="30.328" calcext:value-type="float">
            <text:p>30,328</text:p>
          </table:table-cell>
          <table:table-cell office:value-type="float" office:value="31.148" calcext:value-type="float">
            <text:p>31,148</text:p>
          </table:table-cell>
          <table:table-cell table:number-columns-repeated="2"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36.885" calcext:value-type="float">
            <text:p>36,88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5.246" calcext:value-type="float">
            <text:p>35,246</text:p>
          </table:table-cell>
          <table:table-cell office:value-type="float" office:value="34.426" calcext:value-type="float">
            <text:p>34,426</text:p>
          </table:table-cell>
          <table:table-cell table:number-columns-repeated="4" office:value-type="float" office:value="32.787" calcext:value-type="float">
            <text:p>32,787</text:p>
          </table:table-cell>
          <table:table-cell table:number-columns-repeated="2" office:value-type="float" office:value="30.328" calcext:value-type="float">
            <text:p>30,328</text:p>
          </table:table-cell>
          <table:table-cell table:style-name="ce15" table:formula="of:=AVERAGE([.B43:.Y43])" office:value-type="float" office:value="32.4112916666667" calcext:value-type="float">
            <text:p>32,41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number-columns-repeated="2" office:value-type="float" office:value="32.787" calcext:value-type="float">
            <text:p>32,787</text:p>
          </table:table-cell>
          <table:table-cell office:value-type="float" office:value="31.148" calcext:value-type="float">
            <text:p>31,148</text:p>
          </table:table-cell>
          <table:table-cell table:number-columns-repeated="7" office:value-type="float" office:value="30.328" calcext:value-type="float">
            <text:p>30,328</text:p>
          </table:table-cell>
          <table:table-cell table:number-columns-repeated="2"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36.885" calcext:value-type="float">
            <text:p>36,885</text:p>
          </table:table-cell>
          <table:table-cell office:value-type="float" office:value="36.066" calcext:value-type="float">
            <text:p>36,066</text:p>
          </table:table-cell>
          <table:table-cell office:value-type="float" office:value="35.246" calcext:value-type="float">
            <text:p>35,246</text:p>
          </table:table-cell>
          <table:table-cell office:value-type="float" office:value="34.426" calcext:value-type="float">
            <text:p>34,426</text:p>
          </table:table-cell>
          <table:table-cell table:number-columns-repeated="4" office:value-type="float" office:value="32.787" calcext:value-type="float">
            <text:p>32,787</text:p>
          </table:table-cell>
          <table:table-cell table:number-columns-repeated="2" office:value-type="float" office:value="30.328" calcext:value-type="float">
            <text:p>30,328</text:p>
          </table:table-cell>
          <table:table-cell table:style-name="ce15" table:formula="of:=AVERAGE([.B44:.Y44])" office:value-type="float" office:value="32.06975" calcext:value-type="float">
            <text:p>32,07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office:value-type="float" office:value="32.787" calcext:value-type="float">
            <text:p>32,787</text:p>
          </table:table-cell>
          <table:table-cell table:number-columns-repeated="2" office:value-type="float" office:value="29.508" calcext:value-type="float">
            <text:p>29,508</text:p>
          </table:table-cell>
          <table:table-cell table:number-columns-repeated="7" office:value-type="float" office:value="30.328" calcext:value-type="float">
            <text:p>30,328</text:p>
          </table:table-cell>
          <table:table-cell table:number-columns-repeated="3" office:value-type="float" office:value="32.787" calcext:value-type="float">
            <text:p>32,787</text:p>
          </table:table-cell>
          <table:table-cell table:number-columns-repeated="3" office:value-type="float" office:value="35.246" calcext:value-type="float">
            <text:p>35,246</text:p>
          </table:table-cell>
          <table:table-cell table:number-columns-repeated="2" office:value-type="float" office:value="34.426" calcext:value-type="float">
            <text:p>34,426</text:p>
          </table:table-cell>
          <table:table-cell table:number-columns-repeated="4" office:value-type="float" office:value="32.787" calcext:value-type="float">
            <text:p>32,787</text:p>
          </table:table-cell>
          <table:table-cell table:number-columns-repeated="2" office:value-type="float" office:value="30.328" calcext:value-type="float">
            <text:p>30,328</text:p>
          </table:table-cell>
          <table:table-cell table:style-name="ce15" table:formula="of:=AVERAGE([.B45:.Y45])" office:value-type="float" office:value="32.0355833333333" calcext:value-type="float">
            <text:p>32,0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office:value-type="float" office:value="31.967" calcext:value-type="float">
            <text:p>31,967</text:p>
          </table:table-cell>
          <table:table-cell office:value-type="float" office:value="29.508" calcext:value-type="float">
            <text:p>29,508</text:p>
          </table:table-cell>
          <table:table-cell office:value-type="float" office:value="30.328" calcext:value-type="float">
            <text:p>30,328</text:p>
          </table:table-cell>
          <table:table-cell table:number-columns-repeated="2" office:value-type="float" office:value="31.148" calcext:value-type="float">
            <text:p>31,148</text:p>
          </table:table-cell>
          <table:table-cell table:number-columns-repeated="4" office:value-type="float" office:value="33.607" calcext:value-type="float">
            <text:p>33,607</text:p>
          </table:table-cell>
          <table:table-cell table:number-columns-repeated="4" office:value-type="float" office:value="32.787" calcext:value-type="float">
            <text:p>32,787</text:p>
          </table:table-cell>
          <table:table-cell office:value-type="float" office:value="35.246" calcext:value-type="float">
            <text:p>35,246</text:p>
          </table:table-cell>
          <table:table-cell table:number-columns-repeated="2" office:value-type="float" office:value="33.607" calcext:value-type="float">
            <text:p>33,607</text:p>
          </table:table-cell>
          <table:table-cell table:number-columns-repeated="6" office:value-type="float" office:value="32.787" calcext:value-type="float">
            <text:p>32,787</text:p>
          </table:table-cell>
          <table:table-cell table:number-columns-repeated="2" office:value-type="float" office:value="30.328" calcext:value-type="float">
            <text:p>30,328</text:p>
          </table:table-cell>
          <table:table-cell table:style-name="ce15" table:formula="of:=AVERAGE([.B46:.Y46])" office:value-type="float" office:value="32.4797083333333" calcext:value-type="float">
            <text:p>32,48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office:value-type="float" office:value="29.508" calcext:value-type="float">
            <text:p>29,508</text:p>
          </table:table-cell>
          <table:table-cell office:value-type="float" office:value="31.148" calcext:value-type="float">
            <text:p>31,148</text:p>
          </table:table-cell>
          <table:table-cell table:number-columns-repeated="7" office:value-type="float" office:value="33.607" calcext:value-type="float">
            <text:p>33,607</text:p>
          </table:table-cell>
          <table:table-cell table:number-columns-repeated="4" office:value-type="float" office:value="32.787" calcext:value-type="float">
            <text:p>32,787</text:p>
          </table:table-cell>
          <table:table-cell office:value-type="float" office:value="35.246" calcext:value-type="float">
            <text:p>35,246</text:p>
          </table:table-cell>
          <table:table-cell table:number-columns-repeated="2" office:value-type="float" office:value="33.607" calcext:value-type="float">
            <text:p>33,607</text:p>
          </table:table-cell>
          <table:table-cell table:number-columns-repeated="6" office:value-type="float" office:value="32.787" calcext:value-type="float">
            <text:p>32,787</text:p>
          </table:table-cell>
          <table:table-cell table:number-columns-repeated="2" office:value-type="float" office:value="30.328" calcext:value-type="float">
            <text:p>30,328</text:p>
          </table:table-cell>
          <table:table-cell table:style-name="ce15" table:formula="of:=AVERAGE([.B47:.Y47])" office:value-type="float" office:value="32.787125" calcext:value-type="float">
            <text:p>32,78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office:value-type="float" office:value="30.328" calcext:value-type="float">
            <text:p>30,328</text:p>
          </table:table-cell>
          <table:table-cell office:value-type="float" office:value="31.148" calcext:value-type="float">
            <text:p>31,148</text:p>
          </table:table-cell>
          <table:table-cell table:number-columns-repeated="7" office:value-type="float" office:value="33.607" calcext:value-type="float">
            <text:p>33,607</text:p>
          </table:table-cell>
          <table:table-cell table:number-columns-repeated="4" office:value-type="float" office:value="32.787" calcext:value-type="float">
            <text:p>32,787</text:p>
          </table:table-cell>
          <table:table-cell office:value-type="float" office:value="35.246" calcext:value-type="float">
            <text:p>35,246</text:p>
          </table:table-cell>
          <table:table-cell table:number-columns-repeated="2" office:value-type="float" office:value="33.607" calcext:value-type="float">
            <text:p>33,607</text:p>
          </table:table-cell>
          <table:table-cell table:number-columns-repeated="6" office:value-type="float" office:value="32.787" calcext:value-type="float">
            <text:p>32,787</text:p>
          </table:table-cell>
          <table:table-cell table:number-columns-repeated="2" office:value-type="float" office:value="30.328" calcext:value-type="float">
            <text:p>30,328</text:p>
          </table:table-cell>
          <table:table-cell table:style-name="ce15" table:formula="of:=AVERAGE([.B48:.Y48])" office:value-type="float" office:value="32.8212916666667" calcext:value-type="float">
            <text:p>32,82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number-columns-repeated="2" office:value-type="float" office:value="33.607" calcext:value-type="float">
            <text:p>33,607</text:p>
          </table:table-cell>
          <table:table-cell office:value-type="float" office:value="34.426" calcext:value-type="float">
            <text:p>34,426</text:p>
          </table:table-cell>
          <table:table-cell table:number-columns-repeated="6" office:value-type="float" office:value="33.607" calcext:value-type="float">
            <text:p>33,607</text:p>
          </table:table-cell>
          <table:table-cell table:number-columns-repeated="4" office:value-type="float" office:value="32.787" calcext:value-type="float">
            <text:p>32,787</text:p>
          </table:table-cell>
          <table:table-cell office:value-type="float" office:value="35.246" calcext:value-type="float">
            <text:p>35,246</text:p>
          </table:table-cell>
          <table:table-cell table:number-columns-repeated="2" office:value-type="float" office:value="33.607" calcext:value-type="float">
            <text:p>33,607</text:p>
          </table:table-cell>
          <table:table-cell table:number-columns-repeated="6" office:value-type="float" office:value="32.787" calcext:value-type="float">
            <text:p>32,787</text:p>
          </table:table-cell>
          <table:table-cell table:number-columns-repeated="2" office:value-type="float" office:value="30.328" calcext:value-type="float">
            <text:p>30,328</text:p>
          </table:table-cell>
          <table:table-cell table:style-name="ce15" table:formula="of:=AVERAGE([.B49:.Y49])" office:value-type="float" office:value="33.0945" calcext:value-type="float">
            <text:p>33,09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office:value-type="float" office:value="30.328" calcext:value-type="float">
            <text:p>30,328</text:p>
          </table:table-cell>
          <table:table-cell table:number-columns-repeated="8" office:value-type="float" office:value="31.148" calcext:value-type="float">
            <text:p>31,148</text:p>
          </table:table-cell>
          <table:table-cell table:number-columns-repeated="15" office:value-type="float" office:value="30.328" calcext:value-type="float">
            <text:p>30,328</text:p>
          </table:table-cell>
          <table:table-cell table:style-name="ce15" table:formula="of:=AVERAGE([.B50:.Y50])" office:value-type="float" office:value="30.6013333333333" calcext:value-type="float">
            <text:p>30,6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office:value-type="float" office:value="30.328" calcext:value-type="float">
            <text:p>30,328</text:p>
          </table:table-cell>
          <table:table-cell table:number-columns-repeated="8" office:value-type="float" office:value="31.148" calcext:value-type="float">
            <text:p>31,148</text:p>
          </table:table-cell>
          <table:table-cell table:number-columns-repeated="15" office:value-type="float" office:value="30.328" calcext:value-type="float">
            <text:p>30,328</text:p>
          </table:table-cell>
          <table:table-cell table:style-name="ce15" table:formula="of:=AVERAGE([.B51:.Y51])" office:value-type="float" office:value="30.6013333333333" calcext:value-type="float">
            <text:p>30,6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31.67234" calcext:value-type="float">
            <text:p>31,672</text:p>
          </table:table-cell>
          <table:table-cell table:style-name="ce15" table:formula="of:=AVERAGE([.C2:.C51])" office:value-type="float" office:value="30.90186" calcext:value-type="float">
            <text:p>30,902</text:p>
          </table:table-cell>
          <table:table-cell table:style-name="ce15" table:formula="of:=AVERAGE([.D2:.D51])" office:value-type="float" office:value="29.01672" calcext:value-type="float">
            <text:p>29,017</text:p>
          </table:table-cell>
          <table:table-cell table:style-name="ce15" table:formula="of:=AVERAGE([.E2:.E51])" office:value-type="float" office:value="29.492" calcext:value-type="float">
            <text:p>29,492</text:p>
          </table:table-cell>
          <table:table-cell table:style-name="ce15" table:formula="of:=AVERAGE([.F2:.F51])" office:value-type="float" office:value="30.11492" calcext:value-type="float">
            <text:p>30,115</text:p>
          </table:table-cell>
          <table:table-cell table:style-name="ce15" table:formula="of:=AVERAGE([.G2:.G51])" office:value-type="float" office:value="29.60668" calcext:value-type="float">
            <text:p>29,607</text:p>
          </table:table-cell>
          <table:table-cell table:style-name="ce15" table:formula="of:=AVERAGE([.H2:.H51])" office:value-type="float" office:value="29.2134" calcext:value-type="float">
            <text:p>29,213</text:p>
          </table:table-cell>
          <table:table-cell table:style-name="ce15" table:formula="of:=AVERAGE([.I2:.I51])" office:value-type="float" office:value="28.16402" calcext:value-type="float">
            <text:p>28,164</text:p>
          </table:table-cell>
          <table:table-cell table:style-name="ce15" table:formula="of:=AVERAGE([.J2:.J51])" office:value-type="float" office:value="27.86898" calcext:value-type="float">
            <text:p>27,869</text:p>
          </table:table-cell>
          <table:table-cell table:style-name="ce15" table:formula="of:=AVERAGE([.K2:.K51])" office:value-type="float" office:value="28.6888" calcext:value-type="float">
            <text:p>28,689</text:p>
          </table:table-cell>
          <table:table-cell table:style-name="ce15" table:formula="of:=AVERAGE([.L2:.L51])" office:value-type="float" office:value="26.19688" calcext:value-type="float">
            <text:p>26,197</text:p>
          </table:table-cell>
          <table:table-cell table:style-name="ce15" table:formula="of:=AVERAGE([.M2:.M51])" office:value-type="float" office:value="26.04928" calcext:value-type="float">
            <text:p>26,049</text:p>
          </table:table-cell>
          <table:table-cell table:style-name="ce15" table:formula="of:=AVERAGE([.N2:.N51])" office:value-type="float" office:value="28.21332" calcext:value-type="float">
            <text:p>28,213</text:p>
          </table:table-cell>
          <table:table-cell table:style-name="ce15" table:formula="of:=AVERAGE([.O2:.O51])" office:value-type="float" office:value="34.24602" calcext:value-type="float">
            <text:p>34,246</text:p>
          </table:table-cell>
          <table:table-cell table:style-name="ce15" table:formula="of:=AVERAGE([.P2:.P51])" office:value-type="float" office:value="34.1969" calcext:value-type="float">
            <text:p>34,197</text:p>
          </table:table-cell>
          <table:table-cell table:style-name="ce15" table:formula="of:=AVERAGE([.Q2:.Q51])" office:value-type="float" office:value="35.14754" calcext:value-type="float">
            <text:p>35,148</text:p>
          </table:table-cell>
          <table:table-cell table:style-name="ce15" table:formula="of:=AVERAGE([.R2:.R51])" office:value-type="float" office:value="33.75422" calcext:value-type="float">
            <text:p>33,754</text:p>
          </table:table-cell>
          <table:table-cell table:style-name="ce15" table:formula="of:=AVERAGE([.S2:.S51])" office:value-type="float" office:value="30.34436" calcext:value-type="float">
            <text:p>30,344</text:p>
          </table:table-cell>
          <table:table-cell table:style-name="ce15" table:formula="of:=AVERAGE([.T2:.T51])" office:value-type="float" office:value="28.09842" calcext:value-type="float">
            <text:p>28,098</text:p>
          </table:table-cell>
          <table:table-cell table:style-name="ce15" table:formula="of:=AVERAGE([.U2:.U51])" office:value-type="float" office:value="28.09842" calcext:value-type="float">
            <text:p>28,098</text:p>
          </table:table-cell>
          <table:table-cell table:style-name="ce15" table:formula="of:=AVERAGE([.V2:.V51])" office:value-type="float" office:value="28.09842" calcext:value-type="float">
            <text:p>28,098</text:p>
          </table:table-cell>
          <table:table-cell table:style-name="ce15" table:formula="of:=AVERAGE([.W2:.W51])" office:value-type="float" office:value="27.54084" calcext:value-type="float">
            <text:p>27,541</text:p>
          </table:table-cell>
          <table:table-cell table:style-name="ce15" table:formula="of:=AVERAGE([.X2:.X51])" office:value-type="float" office:value="26.62296" calcext:value-type="float">
            <text:p>26,623</text:p>
          </table:table-cell>
          <table:table-cell table:style-name="ce15" table:formula="of:=AVERAGE([.Y2:.Y51])" office:value-type="float" office:value="26.62296" calcext:value-type="float">
            <text:p>26,623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37.705" calcext:value-type="float">
            <text:p>37,705</text:p>
          </table:table-cell>
          <table:table-cell table:style-name="ce24" table:formula="of:=MIN([.B2:.Y51])" office:value-type="float" office:value="22.951" calcext:value-type="float">
            <text:p>22,951</text:p>
          </table:table-cell>
          <table:table-cell table:style-name="ce24" table:formula="of:=AVERAGE([.B2:.Y51])" office:value-type="float" office:value="29.4987608333332" calcext:value-type="float">
            <text:p>29,499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33.0945" calcext:value-type="float">
            <text:p>33,095</text:p>
          </table:table-cell>
          <table:table-cell table:style-name="ce24" table:formula="of:=MIN([.Z2:.Z51])" office:value-type="float" office:value="27.5615833333333" calcext:value-type="float">
            <text:p>27,562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35.14754" calcext:value-type="float">
            <text:p>35,148</text:p>
          </table:table-cell>
          <table:table-cell table:style-name="ce24" table:formula="of:=MIN([.B52:.Y52])" office:value-type="float" office:value="26.04928" calcext:value-type="float">
            <text:p>26,049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56:59.40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M40S</meta:editing-duration>
    <meta:editing-cycles>4</meta:editing-cycles>
    <meta:generator>LibreOffice/6.2.3.2$Windows_X86_64 LibreOffice_project/aecc05fe267cc68dde00352a451aa867b3b546ac</meta:generator>
    <meta:creation-date>2020-03-25T17:05:15.815000000</meta:creation-date>
    <dc:date>2020-03-29T21:58:42.945000000</dc:date>
    <meta:document-statistic meta:table-count="1" meta:cell-count="1365" meta:object-count="0"/>
  </office:meta>
</office:document-meta>
</file>